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C0000030C98BBF9E6822E103B.png" manifest:media-type="image/png"/>
  <manifest:file-entry manifest:full-path="Pictures/100000000000026C0000030CF80D2095D47978C9.png" manifest:media-type="image/png"/>
  <manifest:file-entry manifest:full-path="Pictures/10000201000002D000000500ED33AB00F72D096B.png" manifest:media-type="image/png"/>
  <manifest:file-entry manifest:full-path="Pictures/100002010000026C0000030CB113017B93BDAB4F.png" manifest:media-type="image/png"/>
  <manifest:file-entry manifest:full-path="Pictures/100002010000026C0000030C5B400EDAD27C22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2cm" svg:height="12.858cm" svg:x="2.412cm" svg:y="2.321cm">
          <draw:image xlink:href="Pictures/10000201000002D000000500ED33AB00F72D096B.png" xlink:type="simple" xlink:show="embed" xlink:actuate="onLoad">
            <text:p/>
          </draw:image>
        </draw:frame>
        <draw:g>
          <draw:frame draw:style-name="gr1" draw:text-style-name="P1" draw:layer="layout" svg:width="5.08cm" svg:height="6.35cm" svg:x="12.572cm" svg:y="1.314cm">
            <draw:image xlink:href="Pictures/100002010000026C0000030C5B400EDAD27C223E.png" xlink:type="simple" xlink:show="embed" xlink:actuate="onLoad">
              <text:p/>
            </draw:image>
          </draw:frame>
          <draw:frame draw:style-name="gr1" draw:text-style-name="P1" draw:layer="layout" svg:width="5.08cm" svg:height="6.375cm" svg:x="12.572cm" svg:y="9.811cm">
            <draw:image xlink:href="Pictures/100000000000026C0000030CF80D2095D47978C9.png" xlink:type="simple" xlink:show="embed" xlink:actuate="onLoad">
              <text:p/>
            </draw:image>
          </draw:frame>
        </draw:g>
        <draw:g>
          <draw:frame draw:style-name="gr1" draw:text-style-name="P1" draw:layer="layout" svg:width="5.08cm" svg:height="6.375cm" svg:x="20.509cm" svg:y="1.308cm">
            <draw:image xlink:href="Pictures/100002010000026C0000030CB113017B93BDAB4F.png" xlink:type="simple" xlink:show="embed" xlink:actuate="onLoad">
              <text:p/>
            </draw:image>
          </draw:frame>
          <draw:frame draw:style-name="gr1" draw:text-style-name="P1" draw:layer="layout" svg:width="5.08cm" svg:height="6.375cm" svg:x="20.509cm" svg:y="9.817cm">
            <draw:image xlink:href="Pictures/100000000000026C0000030C98BBF9E6822E103B.png" xlink:type="simple" xlink:show="embed" xlink:actuate="onLoad">
              <text:p/>
            </draw:image>
          </draw:frame>
        </draw:g>
        <draw:frame draw:style-name="gr2" draw:text-style-name="P2" draw:layer="layout" svg:width="1.316cm" svg:height="1.022cm" svg:x="5.272cm" svg:y="15.478cm">
          <draw:text-box>
            <text:p>(a)</text:p>
          </draw:text-box>
        </draw:frame>
        <draw:frame draw:style-name="gr2" draw:text-style-name="P2" draw:layer="layout" svg:width="1.316cm" svg:height="1.022cm" svg:x="14.454cm" svg:y="8.045cm">
          <draw:text-box>
            <text:p>(b)</text:p>
          </draw:text-box>
        </draw:frame>
        <draw:frame draw:style-name="gr2" draw:text-style-name="P2" draw:layer="layout" svg:width="1.316cm" svg:height="1.022cm" svg:x="14.454cm" svg:y="16.489cm">
          <draw:text-box>
            <text:p>(d)</text:p>
          </draw:text-box>
        </draw:frame>
        <draw:frame draw:style-name="gr2" draw:text-style-name="P2" draw:layer="layout" svg:width="1.316cm" svg:height="1.022cm" svg:x="22.391cm" svg:y="8.045cm">
          <draw:text-box>
            <text:p>(c)</text:p>
          </draw:text-box>
        </draw:frame>
        <draw:frame draw:style-name="gr2" draw:text-style-name="P2" draw:layer="layout" svg:width="1.316cm" svg:height="1.022cm" svg:x="22.391cm" svg:y="16.489cm">
          <draw:text-box>
            <text:p>(e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3:40:23.945218078</meta:creation-date>
    <dc:date>2018-04-19T13:54:32.447289407</dc:date>
    <meta:editing-duration>PT3M57S</meta:editing-duration>
    <meta:editing-cycles>1</meta:editing-cycles>
    <meta:document-statistic meta:object-count="12"/>
    <meta:generator>LibreOffice/6.0.3.2$Linux_X86_64 LibreOffice_project/00m0$Build-2</meta:generator>
  </office:meta>
</office:document-meta>
</file>